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5.69999980926514pt" officeooo:paragraph-rsid="001de260" style:font-size-asian="5pt" style:font-size-complex="5.69999980926514pt"/>
    </style:style>
    <style:style style:name="P2" style:family="paragraph" style:parent-style-name="Standard">
      <style:text-properties fo:font-size="5.69999980926514pt" style:text-underline-style="solid" style:text-underline-type="double" style:text-underline-width="auto" style:text-underline-color="font-color" officeooo:paragraph-rsid="001de260" style:font-size-asian="5pt" style:font-size-complex="5.69999980926514pt"/>
    </style:style>
    <style:style style:name="P3" style:family="paragraph">
      <loext:graphic-properties draw:fill-color="#ffffff"/>
      <style:text-properties fo:font-size="7.5pt" style:font-size-asian="7.5pt" style:font-size-complex="7.5pt"/>
    </style:style>
    <style:style style:name="T1" style:family="text">
      <style:text-properties fo:font-size="7.5pt" style:font-size-asian="7.5pt" style:font-size-complex="7.5pt"/>
    </style:style>
    <style:style style:name="gr1" style:family="graphic">
      <style:graphic-properties draw:fill-color="#ffffff" draw:textarea-horizontal-align="justify" draw:textarea-vertical-align="middle" draw:auto-grow-height="false" fo:min-height="1.517cm" fo:min-width="5.3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1.605cm" fo:min-width="0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ff" draw:textarea-horizontal-align="justify" draw:textarea-vertical-align="middle" draw:auto-grow-height="false" fo:min-height="1.157cm" fo:min-width="2.1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2.812cm" fo:min-width="0.0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116cm" fo:min-width="0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1.282cm" fo:min-width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fffff" draw:textarea-horizontal-align="justify" draw:textarea-vertical-align="middle" draw:auto-grow-height="false" fo:min-height="0.476cm" fo:min-width="0.4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ffffff" draw:textarea-horizontal-align="justify" draw:textarea-vertical-align="middle" draw:auto-grow-height="false" fo:min-height="0.67cm" fo:min-width="2.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974cm" fo:min-width="0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ffffff" draw:textarea-horizontal-align="justify" draw:textarea-vertical-align="middle" draw:auto-grow-height="false" fo:min-height="1.746cm" fo:min-width="2.4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1.282cm" fo:min-width="0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ffffff" draw:textarea-horizontal-align="justify" draw:textarea-vertical-align="middle" draw:auto-grow-height="false" fo:min-height="1.51cm" fo:min-width="3.0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ffffff" draw:textarea-horizontal-align="justify" draw:textarea-vertical-align="middle" draw:auto-grow-height="false" fo:min-height="0.512cm" fo:min-width="4.2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0.071cm" fo:min-width="1.2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ffffff" draw:textarea-horizontal-align="justify" draw:textarea-vertical-align="middle" draw:auto-grow-height="false" fo:min-height="0.512cm" fo:min-width="3.4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justify" draw:textarea-vertical-align="middle" draw:auto-grow-height="false" fo:min-height="1.097cm" fo:min-width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justify" draw:textarea-vertical-align="middle" draw:auto-grow-height="false" fo:min-height="3.782cm" fo:min-width="0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textarea-horizontal-align="justify" draw:textarea-vertical-align="middle" draw:auto-grow-height="false" fo:min-height="0.064cm" fo:min-width="4.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textarea-horizontal-align="justify" draw:textarea-vertical-align="middle" draw:auto-grow-height="false" fo:min-height="0.773cm" fo:min-width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textarea-horizontal-align="justify" draw:textarea-vertical-align="middle" draw:auto-grow-height="false" fo:min-height="1.235cm" fo:min-width="0.0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textarea-horizontal-align="justify" draw:textarea-vertical-align="middle" draw:auto-grow-height="false" fo:min-height="0.046cm" fo:min-width="3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fill-color="#ffffff" draw:textarea-horizontal-align="justify" draw:textarea-vertical-align="middle" draw:auto-grow-height="false" fo:min-height="0.69cm" fo:min-width="6.6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textarea-horizontal-align="justify" draw:textarea-vertical-align="middle" draw:auto-grow-height="false" fo:min-height="0.679cm" fo:min-width="0.0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textarea-horizontal-align="justify" draw:textarea-vertical-align="middle" draw:auto-grow-height="false" fo:min-height="3.272cm" fo:min-width="0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textarea-horizontal-align="justify" draw:textarea-vertical-align="middle" draw:auto-grow-height="false" fo:min-height="1.358cm" fo:min-width="0.0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textarea-horizontal-align="justify" draw:textarea-vertical-align="middle" draw:auto-grow-height="false" fo:min-height="0.134cm" fo:min-width="5.8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fill-color="#ffffff" draw:textarea-horizontal-align="justify" draw:textarea-vertical-align="middle" draw:auto-grow-height="false" fo:min-height="0.706cm" fo:min-width="4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textarea-horizontal-align="justify" draw:textarea-vertical-align="middle" draw:auto-grow-height="false" fo:min-height="1.235cm" fo:min-width="0.0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fill-color="#ffffff" draw:textarea-horizontal-align="justify" draw:textarea-vertical-align="middle" draw:auto-grow-height="false" fo:min-height="0.512cm" fo:min-width="3.3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textarea-horizontal-align="justify" draw:textarea-vertical-align="middle" draw:auto-grow-height="false" fo:min-height="0.088cm" fo:min-width="5.8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textarea-horizontal-align="justify" draw:textarea-vertical-align="middle" draw:auto-grow-height="false" fo:min-height="19.018cm" fo:min-width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textarea-horizontal-align="justify" draw:textarea-vertical-align="middle" draw:auto-grow-height="false" fo:min-height="3.877cm" fo:min-width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textarea-horizontal-align="justify" draw:textarea-vertical-align="middle" draw:auto-grow-height="false" fo:min-height="0.053cm" fo:min-width="5.3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fill-color="#ffffff" draw:textarea-horizontal-align="justify" draw:textarea-vertical-align="middle" draw:auto-grow-height="false" fo:min-height="1.468cm" fo:min-width="2.4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textarea-horizontal-align="justify" draw:textarea-vertical-align="middle" draw:auto-grow-height="false" fo:min-height="0.57cm" fo:min-width="0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fill-color="#ffffff" draw:textarea-horizontal-align="justify" draw:textarea-vertical-align="middle" draw:auto-grow-height="false" fo:min-height="1.145cm" fo:min-width="3.8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textarea-horizontal-align="justify" draw:textarea-vertical-align="middle" draw:auto-grow-height="false" fo:min-height="0.123cm" fo:min-width="10.2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textarea-horizontal-align="justify" draw:textarea-vertical-align="middle" draw:auto-grow-height="false" fo:min-height="7.611cm" fo:min-width="0.0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textarea-horizontal-align="justify" draw:textarea-vertical-align="middle" draw:auto-grow-height="false" fo:min-height="0.619cm" fo:min-width="0.0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fill-color="#ffffff" draw:textarea-horizontal-align="justify" draw:textarea-vertical-align="middle" draw:auto-grow-height="false" fo:min-height="1.214cm" fo:min-width="5.2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textarea-horizontal-align="justify" draw:textarea-vertical-align="middle" draw:auto-grow-height="false" fo:min-height="0.619cm" fo:min-width="0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textarea-horizontal-align="justify" draw:textarea-vertical-align="middle" draw:auto-grow-height="false" fo:min-height="0.071cm" fo:min-width="0.7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fill-color="#ffffff" draw:textarea-horizontal-align="justify" draw:textarea-vertical-align="middle" draw:auto-grow-height="false" fo:min-height="0.617cm" fo:min-width="2.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draw:fill-color="#ffffff" draw:textarea-horizontal-align="justify" draw:textarea-vertical-align="middle" draw:auto-grow-height="false" fo:min-height="1.214cm" fo:min-width="3.8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textarea-horizontal-align="justify" draw:textarea-vertical-align="middle" draw:auto-grow-height="false" fo:min-height="0.071cm" fo:min-width="0.7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fill-color="#ffffff" draw:textarea-horizontal-align="justify" draw:textarea-vertical-align="middle" draw:auto-grow-height="false" fo:min-height="0.905cm" fo:min-width="1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draw:textarea-horizontal-align="justify" draw:textarea-vertical-align="middle" draw:auto-grow-height="false" fo:min-height="2.704cm" fo:min-width="0.0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draw:textarea-horizontal-align="justify" draw:textarea-vertical-align="middle" draw:auto-grow-height="false" fo:min-height="0.064cm" fo:min-width="1.5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9" style:family="graphic">
      <style:graphic-properties draw:textarea-horizontal-align="justify" draw:textarea-vertical-align="middle" draw:auto-grow-height="false" fo:min-height="0.099cm" fo:min-width="1.1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0" style:family="graphic">
      <style:graphic-properties draw:textarea-horizontal-align="justify" draw:textarea-vertical-align="middle" draw:auto-grow-height="false" fo:min-height="2.512cm" fo:min-width="0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1" style:family="graphic">
      <style:graphic-properties draw:textarea-horizontal-align="justify" draw:textarea-vertical-align="middle" draw:auto-grow-height="false" fo:min-height="0.071cm" fo:min-width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形状1" draw:style-name="gr1" draw:text-style-name="P3" svg:width="5.363cm" svg:height="1.518cm" svg:x="6.101cm" svg:y="1.42cm"><text:p><text:span text:style-name="T1"><text:s text:c="6"/></text:span><text:span text:style-name="T1">遍历</text:span><text:span text:style-name="T1">N</text:span><text:span text:style-name="T1">矩阵每一行的非</text:span><text:span text:style-name="T1">0</text:span><text:span text:style-name="T1">元素</text:span></text:p><text:p><text:span text:style-name="T1"><text:s text:c="6"/></text:span><text:span text:style-name="T1">分别获取</text:span><text:span text:style-name="T1">M</text:span><text:span text:style-name="T1">、</text:span><text:span text:style-name="T1">N</text:span><text:span text:style-name="T1">矩阵第</text:span><text:span text:style-name="T1">i</text:span><text:span text:style-name="T1">行链表头节点，</text:span></text:p><text:p><text:span text:style-name="T1"><text:s text:c="6"/></text:span><text:span text:style-name="T1">分别赋值给</text:span><text:span text:style-name="T1">Mnd</text:span><text:span text:style-name="T1">、</text:span><text:span text:style-name="T1">Nnd</text:span></text:p><text:p><text:span text:style-name="T1"><text:s text:c="6"/></text:span><text:span text:style-name="T1">将</text:span><text:span text:style-name="T1">pre</text:span><text:span text:style-name="T1">清零</text:span></text:p><draw:enhanced-geometry svg:viewBox="0 0 21600 21600" draw:type="rectangle" draw:enhanced-path="M 0 0 L 21600 0 21600 21600 0 21600 0 0 Z N"/></draw:custom-shape><draw:custom-shape text:anchor-type="paragraph" draw:z-index="1" draw:name="形状2" draw:style-name="gr2" svg:width="0.124cm" svg:height="1.835cm" svg:x="8.5cm" svg:y="3.0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" draw:name="形状3" draw:style-name="gr3" draw:text-style-name="P3" svg:width="4.269cm" svg:height="2.311cm" svg:x="6.401cm" svg:y="4.872cm"><text:p><text:span text:style-name="T1"><text:s text:c="8"/></text:span><text:span text:style-name="T1">判断</text:span><text:span text:style-name="T1">Nnd</text:span><text:span text:style-name="T1">是否为空</text:span></text:p><text:p><text:span text:style-name="T1"><text:s text:c="3"/></text:span><text:span text:style-name="T1">为空说明此行没有非</text:span><text:span text:style-name="T1">0</text:span><text:span text:style-name="T1">元素</text:span></text:p><text:p><text:span text:style-name="T1"><text:s text:c="8"/></text:span><text:span text:style-name="T1">或者此行已经遍历完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3" draw:name="形状5" draw:style-name="gr4" svg:width="0.177cm" svg:height="3.511cm" svg:x="12.099cm" svg:y="2.297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4" draw:name="形状6" draw:style-name="gr5" svg:width="0.653cm" svg:height="0.23cm" svg:x="11.622cm" svg:y="2.22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" draw:name="形状8" draw:style-name="gr6" svg:width="0.107cm" svg:height="1.465cm" svg:x="8.553cm" svg:y="7.28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" draw:name="形状7" draw:style-name="gr7" draw:text-style-name="P3" svg:width="0.495cm" svg:height="0.477cm" svg:x="9.047cm" svg:y="7.712cm"><text:p><text:span text:style-name="T1">否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" draw:name="形状7" draw:style-name="gr7" draw:text-style-name="P3" svg:width="0.495cm" svg:height="0.477cm" svg:x="11.075cm" svg:y="5.119cm"><text:p><text:span text:style-name="T1">是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" draw:name="形状9" draw:style-name="gr8" draw:text-style-name="P3" svg:width="2.841cm" svg:height="0.671cm" svg:x="7.301cm" svg:y="8.788cm"><text:p><text:span text:style-name="T1"><text:s text:c="7"/></text:span><text:span text:style-name="T1">创建新节点</text:span><text:span text:style-name="T1">new</text:span><text:span text:style-name="T1">，</text:span></text:p><text:p><text:span text:style-name="T1"><text:s text:c="6"/></text:span><text:span text:style-name="T1">用来插入到行列链表中 <text:s text:c="2"/>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" draw:name="形状10" draw:style-name="gr9" svg:width="0.212cm" svg:height="1.112cm" svg:x="8.606cm" svg:y="9.6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2" draw:name="形状7" draw:style-name="gr7" draw:text-style-name="P3" svg:width="0.495cm" svg:height="0.477cm" svg:x="9.012cm" svg:y="14.679cm"><text:p><text:span text:style-name="T1"><text:s/></text:span><text:span text:style-name="T1">是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3" draw:name="形状3" draw:style-name="gr12" draw:text-style-name="P3" svg:width="6.104cm" svg:height="3.017cm" svg:x="5.519cm" svg:y="15.949cm"><text:p><text:span text:style-name="T1"><text:s text:c="24"/></text:span><text:span text:style-name="T1">判断</text:span><text:span text:style-name="T1">pre</text:span><text:span text:style-name="T1">是否为空</text:span></text:p><text:p><text:span text:style-name="T1">如果为空说明插入</text:span><text:span text:style-name="T1">new</text:span><text:span text:style-name="T1">到</text:span><text:span text:style-name="T1">M</text:span><text:span text:style-name="T1">矩阵</text:span><text:span text:style-name="T1">i</text:span><text:span text:style-name="T1">行链表头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14" draw:name="形状10" draw:style-name="gr9" svg:width="0.212cm" svg:height="1.112cm" svg:x="8.43cm" svg:y="19.17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5" draw:name="形状7" draw:style-name="gr7" draw:text-style-name="P3" svg:width="0.495cm" svg:height="0.477cm" svg:x="8.835cm" svg:y="19.371cm"><text:p><text:span text:style-name="T1"><text:s/></text:span><text:span text:style-name="T1">是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6" draw:name="形状9" draw:style-name="gr13" draw:text-style-name="P3" svg:width="4.216cm" svg:height="0.512cm" svg:x="6.348cm" svg:y="20.394cm"><text:p><text:span text:style-name="T1"><text:s text:c="2"/></text:span></text:p><text:p><text:span text:style-name="T1"><text:s text:c="3"/></text:span><text:span text:style-name="T1">将</text:span><text:span text:style-name="T1">new</text:span><text:span text:style-name="T1">插入到</text:span><text:span text:style-name="T1">M</text:span><text:span text:style-name="T1">矩阵</text:span><text:span text:style-name="T1">i</text:span><text:span text:style-name="T1">行链表头</text:span></text:p><text:p><text:span text:style-name="T1"><text:s text:c="6"/>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8" draw:name="形状7" draw:style-name="gr7" draw:text-style-name="P3" svg:width="0.495cm" svg:height="0.477cm" svg:x="12.222cm" svg:y="16.69cm"><text:p><text:span text:style-name="T1">否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9" draw:name="形状9" draw:style-name="gr15" draw:text-style-name="P3" svg:width="3.458cm" svg:height="0.512cm" svg:x="13.492cm" svg:y="17.113cm"><text:p><text:span text:style-name="T1"><text:s text:c="2"/></text:span></text:p><text:p><text:span text:style-name="T1"><text:s text:c="3"/></text:span><text:span text:style-name="T1">将</text:span><text:span text:style-name="T1">new</text:span><text:span text:style-name="T1">插入到</text:span><text:span text:style-name="T1">pre</text:span><text:span text:style-name="T1">结点后面</text:span></text:p><text:p><text:span text:style-name="T1"><text:s text:c="6"/>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0" draw:name="形状12" draw:style-name="gr16" svg:width="0.195cm" svg:height="1.253cm" svg:x="8.403cm" svg:y="21.1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1" draw:name="形状13" draw:style-name="gr17" svg:width="0.212cm" svg:height="4.322cm" svg:x="14.012cm" svg:y="17.90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2" draw:name="形状14" draw:style-name="gr18" svg:width="5.257cm" svg:height="0.124cm" svg:x="8.756cm" svg:y="22.229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3" draw:name="形状9" draw:style-name="gr13" draw:text-style-name="P3" svg:width="4.216cm" svg:height="0.512cm" svg:x="6.472cm" svg:y="22.793cm"><text:p><text:span text:style-name="T1"><text:s text:c="2"/></text:span></text:p><text:p><text:span text:style-name="T1"><text:s text:c="17"/></text:span><text:span text:style-name="T1">将</text:span><text:span text:style-name="T1">pre</text:span><text:span text:style-name="T1">后移到</text:span><text:span text:style-name="T1">new</text:span></text:p><text:p><text:span text:style-name="T1"><text:s text:c="6"/>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4" draw:name="形状16" draw:style-name="gr19" svg:width="0.195cm" svg:height="0.883cm" svg:x="8.509cm" svg:y="23.587cm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5" draw:name="形状3" draw:style-name="gr12" draw:text-style-name="P3" svg:width="6.104cm" svg:height="3.017cm" svg:x="5.484cm" svg:y="24.682cm"><text:p><text:span text:style-name="T1">判断</text:span><text:span text:style-name="T1">M</text:span><text:span text:style-name="T1">矩阵</text:span><text:span text:style-name="T1">new-j</text:span><text:span text:style-name="T1">列链表是否为空</text:span></text:p><text:p><text:span text:style-name="T1">或者链表头节点</text:span><text:span text:style-name="T1">i</text:span><text:span text:style-name="T1">值是否大于</text:span><text:span text:style-name="T1">new-&gt;i</text:span><text:span text:style-name="T1">值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17" draw:name="形状11" draw:style-name="gr14" svg:width="1.412cm" svg:height="0.142cm" svg:x="11.887cm" svg:y="17.307cm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0" draw:name="形状3" draw:style-name="gr10" draw:text-style-name="P3" svg:width="4.975cm" svg:height="3.493cm" svg:x="6.101cm" svg:y="10.887cm"><text:p><text:span text:style-name="T1"><text:s text:c="5"/></text:span><text:span text:style-name="T1">判断</text:span><text:span text:style-name="T1">Mnd</text:span><text:span text:style-name="T1">是否为空，</text:span></text:p><text:p><text:span text:style-name="T1"><text:s text:c="3"/></text:span><text:span text:style-name="T1">或者</text:span><text:span text:style-name="T1">Mnd-&gt;j</text:span><text:span text:style-name="T1">大于</text:span><text:span text:style-name="T1">new-&gt;j</text:span></text:p><text:p><text:span text:style-name="T1"><text:s text:c="3"/></text:span><text:span text:style-name="T1">说明</text:span><text:span text:style-name="T1">M</text:span><text:span text:style-name="T1">矩阵此行没有非</text:span><text:span text:style-name="T1">0</text:span></text:p><text:p><text:span text:style-name="T1"><text:s text:c="4"/></text:span><text:span text:style-name="T1">或者</text:span><text:span text:style-name="T1">M</text:span><text:span text:style-name="T1">矩阵此位置为</text:span><text:span text:style-name="T1">0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66" draw:name="形状9" draw:style-name="gr44" draw:text-style-name="P3" svg:width="3.846cm" svg:height="1.214cm" svg:x="13.413cm" svg:y="-0.981cm"><text:p><text:span text:style-name="T1"><text:s text:c="3"/></text:span><text:span text:style-name="T1">删除</text:span><text:span text:style-name="T1">M</text:span><text:span text:style-name="T1">矩阵</text:span><text:span text:style-name="T1">i</text:span><text:span text:style-name="T1">行列表头节点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0" draw:name="形状30" draw:style-name="gr47" svg:width="0.16cm" svg:height="3.088cm" svg:x="12.786cm" svg:y="0.109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1" draw:name="形状31" draw:style-name="gr48" svg:width="1.747cm" svg:height="0.124cm" svg:x="11.587cm" svg:y="-0.367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2" draw:name="形状3" draw:style-name="gr34" draw:text-style-name="P3" svg:width="4.975cm" svg:height="2.934cm" svg:x="6.156cm" svg:y="-1.937cm"><text:p><text:span text:style-name="T1"><text:s/></text:span><text:span text:style-name="T1">判断</text:span><text:span text:style-name="T1">M</text:span><text:span text:style-name="T1">矩阵</text:span><text:span text:style-name="T1">new-&gt;j</text:span><text:span text:style-name="T1">列表头节点是否为</text:span><text:span text:style-name="T1">Mnd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73" draw:name="形状32" draw:style-name="gr49" svg:width="1.324cm" svg:height="0.195cm" svg:x="4.373cm" svg:y="-0.649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4" draw:name="形状7" draw:style-name="gr7" draw:text-style-name="P3" svg:width="0.495cm" svg:height="0.477cm" svg:x="4.884cm" svg:y="-1.328cm"><text:p><text:span text:style-name="T1">是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5" draw:name="形状9" draw:style-name="gr44" draw:text-style-name="P3" svg:width="3.846cm" svg:height="1.214cm" svg:x="0.448cm" svg:y="-1.087cm"><text:p><text:span text:style-name="T1"><text:s text:c="3"/></text:span><text:span text:style-name="T1">删除</text:span><text:span text:style-name="T1">M</text:span><text:span text:style-name="T1">矩阵</text:span><text:span text:style-name="T1">new-&gt;j</text:span><text:span text:style-name="T1">列链表头节点</text:span></text:p><text:p><text:span text:style-name="T1"><text:s text:c="4"/></text:span><text:span text:style-name="T1">给遍历行之上最后一个</text:span><text:span text:style-name="T1">new-&gt;j</text:span><text:span text:style-name="T1">列非</text:span><text:span text:style-name="T1">0</text:span><text:span text:style-name="T1">元素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7" draw:name="形状7" draw:style-name="gr7" draw:text-style-name="P3" svg:width="0.495cm" svg:height="0.477cm" svg:x="5.89cm" svg:y="-0.164cm"><text:p><text:span text:style-name="T1">否</text:span></text:p><draw:enhanced-geometry svg:viewBox="0 0 21600 21600" draw:glue-points="10800 0 0 10800 10800 21600 21600 10800" draw:mirror-vertical="false" draw:mirror-horizontal="false" draw:type="flowchart-process" draw:enhanced-path="M 0 0 L 21600 0 21600 21600 0 21600 0 0 Z N"/></draw:custom-shape><draw:custom-shape text:anchor-type="paragraph" draw:z-index="81" draw:name="形状10" draw:style-name="gr50" svg:width="0.212cm" svg:height="2.871cm" svg:x="0.739cm" svg:y="0.2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64" draw:name="形状4" draw:style-name="gr41" svg:width="0.212cm" svg:height="0.706cm" svg:x="16.129cm" svg:y="0.196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6" draw:name="形状31" draw:style-name="gr48" svg:width="1.747cm" svg:height="0.124cm" svg:x="5.519cm" svg:y="0.161cm"><text:p/>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8" draw:name="形状9" draw:style-name="gr44" draw:text-style-name="P3" svg:width="3.846cm" svg:height="1.214cm" svg:x="1.383cm" svg:y="0.111cm"><text:p><text:span text:style-name="T1"><text:s text:c="3"/></text:span><text:span text:style-name="T1">通过</text:span><text:span text:style-name="T1">M</text:span><text:span text:style-name="T1">矩阵</text:span><text:span text:style-name="T1">i</text:span><text:span text:style-name="T1">遍历行之上</text:span></text:p><text:p><text:span text:style-name="T1"><text:s text:c="4"/></text:span><text:span text:style-name="T1">new-&gt;j</text:span><text:span text:style-name="T1">列链表最后一个非</text:span><text:span text:style-name="T1">0</text:span></text:p><text:p><text:span text:style-name="T1"><text:s text:c="5"/></text:span><text:span text:style-name="T1">删除</text:span><text:span text:style-name="T1">Mnd</text:span><text:span text:style-name="T1">节点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9" draw:name="形状31" draw:style-name="gr48" svg:width="1.747cm" svg:height="0.124cm" svg:x="5.519cm" svg:y="0.161cm"><text:p/>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><draw:custom-shape text:anchor-type="paragraph" draw:z-index="65" draw:name="形状7" draw:style-name="gr7" draw:text-style-name="P3" svg:width="0.495cm" svg:height="0.477cm" svg:x="16.491cm" svg:y="0.065cm"><text:p><text:span text:style-name="T1">是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/>
      <text:p text:style-name="P1"/>
      <text:p text:style-name="P1"><draw:custom-shape text:anchor-type="paragraph" draw:z-index="63" draw:name="形状3" draw:style-name="gr34" draw:text-style-name="P3" svg:width="4.975cm" svg:height="2.934cm" svg:x="13.794cm" svg:y="0.092cm"><text:p><text:span text:style-name="T1"><text:s text:c="16"/></text:span><text:span text:style-name="T1">判断</text:span><text:span text:style-name="T1">pre</text:span><text:span text:style-name="T1">是否为</text:span><text:span text:style-name="T1">NULL</text:span></text:p><text:p><text:span text:style-name="T1"><text:s text:c="7"/></text:span><text:span text:style-name="T1">来判断是否删除的是</text:span><text:span text:style-name="T1">M</text:span><text:span text:style-name="T1">矩阵</text:span><text:span text:style-name="T1">i</text:span><text:span text:style-name="T1">行的列表头节点</text:span></text:p><text:p><text:span text:style-name="T1"/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1"/>
      <text:p text:style-name="P1"><draw:custom-shape text:anchor-type="paragraph" draw:z-index="11" draw:name="形状10" draw:style-name="gr11" svg:width="0.212cm" svg:height="1.465cm" svg:x="2.732cm" svg:y="0.06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/>
      <text:p text:style-name="P1"/>
      <text:p text:style-name="P1"/>
      <text:p text:style-name="P1"><draw:custom-shape text:anchor-type="paragraph" draw:z-index="85" draw:name="形状4" draw:style-name="gr41" svg:width="0.212cm" svg:height="0.706cm" svg:x="6.657cm" svg:y="0.164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><draw:custom-shape text:anchor-type="paragraph" draw:z-index="69" draw:name="形状9" draw:style-name="gr46" draw:text-style-name="P3" svg:width="1.086cm" svg:height="0.906cm" svg:x="12.989cm" svg:y="0.115cm"><text:p><text:span text:style-name="T1">删除</text:span></text:p><text:p><text:span text:style-name="T1">Mnd</text:span><text:span text:style-name="T1">节点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2" draw:name="形状9" draw:style-name="gr44" draw:text-style-name="P3" svg:width="3.846cm" svg:height="1.214cm" svg:x="-0.011cm" svg:y="0cm"><text:p><text:span text:style-name="T1"><text:s text:c="3"/></text:span><text:span text:style-name="T1">获取</text:span><text:span text:style-name="T1">Mnd</text:span><text:span text:style-name="T1">下一个非</text:span><text:span text:style-name="T1">0</text:span><text:span text:style-name="T1">元素</text:span></text:p><text:p><text:span text:style-name="T1"><text:s text:c="4"/></text:span><text:span text:style-name="T1">并释放当前</text:span><text:span text:style-name="T1">Mnd</text:span><text:span text:style-name="T1">元素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><draw:custom-shape text:anchor-type="paragraph" draw:z-index="67" draw:name="形状29" draw:style-name="gr45" svg:width="0.812cm" svg:height="0.142cm" svg:x="14.215cm" svg:y="0.101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><draw:custom-shape text:anchor-type="paragraph" draw:z-index="68" draw:name="形状7" draw:style-name="gr7" draw:text-style-name="P3" svg:width="0.495cm" svg:height="0.477cm" svg:x="14.568cm" svg:y="0.125cm"><text:p><text:span text:style-name="T1">否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4" draw:name="形状9" draw:style-name="gr43" draw:text-style-name="P3" svg:width="2.241cm" svg:height="0.618cm" svg:x="5.122cm" svg:y="0.028cm"><text:p><text:span text:style-name="T1"><text:s text:c="2"/></text:span></text:p><text:p><text:span text:style-name="T1"><text:s/></text:span><text:span text:style-name="T1">获取</text:span><text:span text:style-name="T1">Nnd</text:span></text:p><text:p><text:span text:style-name="T1">下一个非</text:span><text:span text:style-name="T1">0</text:span><text:span text:style-name="T1">元素</text:span></text:p><text:p><text:span text:style-name="T1"><text:s text:c="6"/>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><draw:custom-shape text:anchor-type="paragraph" draw:z-index="83" draw:name="形状11" draw:style-name="gr51" svg:width="0.847cm" svg:height="0.142cm" svg:x="3.967cm" svg:y="0.069cm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><draw:custom-shape text:anchor-type="paragraph" draw:z-index="57" draw:name="形状4" draw:style-name="gr41" svg:width="0.212cm" svg:height="0.706cm" svg:x="16.129cm" svg:y="0.196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62" draw:name="形状7" draw:style-name="gr7" draw:text-style-name="P3" svg:width="0.495cm" svg:height="0.477cm" svg:x="16.491cm" svg:y="0.134cm"><text:p><text:span text:style-name="T1">是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/>
      <text:p text:style-name="P1"/>
      <text:p text:style-name="P1"><draw:custom-shape text:anchor-type="paragraph" draw:z-index="56" draw:name="形状3" draw:style-name="gr34" draw:text-style-name="P3" svg:width="4.975cm" svg:height="2.934cm" svg:x="13.723cm" svg:y="0.083cm"><text:p><text:span text:style-name="T1"><text:s/></text:span><text:span text:style-name="T1">判断</text:span><text:span text:style-name="T1">Mnd-&gt;data</text:span><text:span text:style-name="T1">值是否为</text:span><text:span text:style-name="T1">0</text:span></text:p><text:p><text:span text:style-name="T1"/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1"/>
      <text:p text:style-name="P1"/>
      <text:p text:style-name="P1"><draw:custom-shape text:anchor-type="paragraph" draw:z-index="40" draw:name="形状23" draw:style-name="gr31" svg:width="0.107cm" svg:height="21.734cm" svg:x="-0.081cm" svg:y="0.189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2" draw:name="形状25" draw:style-name="gr33" svg:width="6.139cm" svg:height="0.107cm" svg:x="0.025cm" svg:y="0.20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1" draw:name="形状11" draw:style-name="gr14" svg:width="1.412cm" svg:height="0.142cm" svg:x="10.864cm" svg:y="0.12cm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><draw:custom-shape text:anchor-type="paragraph" draw:z-index="49" draw:name="形状28" draw:style-name="gr38" svg:width="0.142cm" svg:height="8.697cm" svg:x="2.459cm" svg:y="0.169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9" draw:name="形状7" draw:style-name="gr7" draw:text-style-name="P3" svg:width="0.495cm" svg:height="0.477cm" svg:x="12.945cm" svg:y="0.06cm"><text:p><text:span text:style-name="T1">否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/>
      <text:p text:style-name="P1"><draw:custom-shape text:anchor-type="paragraph" draw:z-index="58" draw:name="形状26" draw:style-name="gr42" svg:width="0.893cm" svg:height="0.142cm" svg:x="12.831cm" svg:y="0.183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0" draw:name="形状9" draw:style-name="gr43" draw:text-style-name="P3" svg:width="2.241cm" svg:height="0.618cm" svg:x="10.59cm" svg:y="0.078cm"><text:p><text:span text:style-name="T1"><text:s text:c="2"/></text:span></text:p><text:p><text:span text:style-name="T1"><text:s/></text:span><text:span text:style-name="T1">获取</text:span><text:span text:style-name="T1">Nnd</text:span><text:span text:style-name="T1">和</text:span><text:span text:style-name="T1">Mnd</text:span></text:p><text:p><text:span text:style-name="T1">下一个非</text:span><text:span text:style-name="T1">0</text:span><text:span text:style-name="T1">元素</text:span></text:p><text:p><text:span text:style-name="T1"><text:s text:c="6"/>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1" draw:name="形状26" draw:style-name="gr42" svg:width="0.893cm" svg:height="0.142cm" svg:x="9.603cm" svg:y="0.148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/>
      <text:p text:style-name="P1"><draw:custom-shape text:anchor-type="paragraph" draw:z-index="80" draw:name="形状8" draw:style-name="gr6" svg:width="0.107cm" svg:height="1.465cm" svg:x="8.553cm" svg:y="7.28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/>
      <text:p text:style-name="P1"/>
      <text:p text:style-name="P1"><draw:custom-shape text:anchor-type="paragraph" draw:z-index="55" draw:name="形状4" draw:style-name="gr41" svg:width="0.212cm" svg:height="0.706cm" svg:x="16.111cm" svg:y="0.101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/>
      <text:p text:style-name="P1"/>
      <text:p text:style-name="P1"><draw:custom-shape text:anchor-type="paragraph" draw:z-index="54" draw:name="形状9" draw:style-name="gr40" draw:text-style-name="P3" svg:width="5.257cm" svg:height="1.214cm" svg:x="13.36cm" svg:y="0.113cm"><text:p><text:span text:style-name="T1"><text:s text:c="5"/></text:span><text:span text:style-name="T1">new-&gt;j</text:span><text:span text:style-name="T1">等于</text:span><text:span text:style-name="T1">Mnd-&gt;j <text:s text:c="2"/></text:span></text:p><text:p><text:span text:style-name="T1"><text:s text:c="4"/></text:span><text:span text:style-name="T1">将</text:span><text:span text:style-name="T1">new-&gt;data</text:span><text:span text:style-name="T1">和</text:span><text:span text:style-name="T1">Mnd-&gt;data</text:span><text:span text:style-name="T1">相加值赋给</text:span><text:span text:style-name="T1">Mnd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/>
      <text:p text:style-name="P1"/>
      <text:p text:style-name="P1"/>
      <text:p text:style-name="P1"/>
      <text:p text:style-name="P1"><draw:custom-shape text:anchor-type="paragraph" draw:z-index="52" draw:name="形状4" draw:style-name="gr39" svg:width="0.142cm" svg:height="0.706cm" svg:x="16.182cm" svg:y="0.228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><draw:custom-shape text:anchor-type="paragraph" draw:z-index="53" draw:name="形状7" draw:style-name="gr7" draw:text-style-name="P3" svg:width="0.495cm" svg:height="0.477cm" svg:x="16.491cm" svg:y="0.018cm"><text:p><text:span text:style-name="T1">否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/>
      <text:p text:style-name="P1"/>
      <text:p text:style-name="P1"><draw:custom-shape text:anchor-type="paragraph" draw:z-index="44" draw:name="形状3" draw:style-name="gr34" draw:text-style-name="P3" svg:width="4.975cm" svg:height="2.934cm" svg:x="13.847cm" svg:y="0.002cm"><text:p><text:span text:style-name="T1"><text:s/></text:span><text:span text:style-name="T1">判断</text:span><text:span text:style-name="T1">new-&gt;j</text:span><text:span text:style-name="T1">是否大于</text:span><text:span text:style-name="T1">Mnd-&gt;j</text:span></text:p><text:p><text:span text:style-name="T1"/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1"/>
      <text:p text:style-name="P1"/>
      <text:p text:style-name="P1"/>
      <text:p text:style-name="P1"><draw:custom-shape text:anchor-type="paragraph" draw:z-index="43" draw:name="形状7" draw:style-name="gr7" draw:text-style-name="P3" svg:width="0.495cm" svg:height="0.477cm" svg:x="12.222cm" svg:y="0.023cm"><text:p><text:span text:style-name="T1">否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/>
      <text:p text:style-name="P1"><draw:custom-shape text:anchor-type="paragraph" draw:z-index="50" draw:name="形状11" draw:style-name="gr14" svg:width="1.412cm" svg:height="0.142cm" svg:x="11.622cm" svg:y="0.086cm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45" draw:name="形状10" draw:style-name="gr35" svg:width="0.212cm" svg:height="0.652cm" svg:x="16.261cm" svg:y="0.05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7" draw:name="形状7" draw:style-name="gr7" draw:text-style-name="P3" svg:width="0.495cm" svg:height="0.477cm" svg:x="16.773cm" svg:y="0.183cm"><text:p><text:span text:style-name="T1">是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/>
      <text:p text:style-name="P1"/>
      <text:p text:style-name="P1"><draw:custom-shape text:anchor-type="paragraph" draw:z-index="46" draw:name="形状9" draw:style-name="gr36" draw:text-style-name="P3" svg:width="3.89cm" svg:height="1.146cm" svg:x="14.85cm" svg:y="0.051cm"><text:p><text:span text:style-name="T1"><text:s text:c="2"/></text:span></text:p><text:p><text:span text:style-name="T1"><text:s text:c="3"/></text:span><text:span text:style-name="T1">将</text:span><text:span text:style-name="T1">pre</text:span><text:span text:style-name="T1">向后移到</text:span><text:span text:style-name="T1">Mnd</text:span></text:p><text:p><text:span text:style-name="T1"><text:s text:c="4"/></text:span><text:span text:style-name="T1">将</text:span><text:span text:style-name="T1">Mnd</text:span><text:span text:style-name="T1">向后移一个</text:span></text:p><text:p><text:span text:style-name="T1"><text:s text:c="6"/>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><draw:custom-shape text:anchor-type="paragraph" draw:z-index="48" draw:name="形状27" draw:style-name="gr37" svg:width="11.766cm" svg:height="0.248cm" svg:x="2.653cm" svg:y="0.171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30" draw:name="形状7" draw:style-name="gr7" draw:text-style-name="P3" svg:width="0.495cm" svg:height="0.477cm" svg:x="12.028cm" svg:y="0.219cm"><text:p><text:span text:style-name="T1">否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><draw:custom-shape text:anchor-type="paragraph" draw:z-index="28" draw:name="形状11" draw:style-name="gr21" svg:width="3.978cm" svg:height="0.089cm" svg:x="11.834cm" svg:y="0.656cm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1" draw:name="形状9" draw:style-name="gr22" draw:text-style-name="P3" svg:width="6.696cm" svg:height="0.69cm" svg:x="12.303cm" svg:y="2.748cm"><text:p><text:span text:style-name="T1"><text:s text:c="2"/></text:span></text:p><text:p><text:span text:style-name="T1"><text:s text:c="4"/></text:span><text:span text:style-name="T1">将</text:span><text:span text:style-name="T1">new</text:span><text:span text:style-name="T1">节点插入到</text:span></text:p><text:p><text:span text:style-name="T1"><text:s text:c="4"/></text:span><text:span text:style-name="T1">i</text:span><text:span text:style-name="T1">遍历行之上</text:span><text:span text:style-name="T1">new-&gt;j</text:span><text:span text:style-name="T1">列链表的最后一个非</text:span><text:span text:style-name="T1">0</text:span><text:span text:style-name="T1">元素后面</text:span></text:p><text:p><text:span text:style-name="T1"><text:s text:c="6"/>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2" draw:name="形状17" draw:style-name="gr23" svg:width="0.142cm" svg:height="0.777cm" svg:x="15.776cm" svg:y="0.92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33" draw:name="形状18" draw:style-name="gr24" svg:width="0.124cm" svg:height="3.74cm" svg:x="15.829cm" svg:y="-1.74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9" draw:name="形状7" draw:style-name="gr7" draw:text-style-name="P3" svg:width="0.495cm" svg:height="0.477cm" svg:x="8.8cm" svg:y="-1.127cm"><text:p><text:span text:style-name="T1"><text:s/></text:span><text:span text:style-name="T1">是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7" draw:name="形状9" draw:style-name="gr13" draw:text-style-name="P3" svg:width="4.216cm" svg:height="0.512cm" svg:x="6.595cm" svg:y="-0.069cm"><text:p><text:span text:style-name="T1"><text:s text:c="2"/></text:span></text:p><text:p><text:span text:style-name="T1"><text:s text:c="2"/></text:span><text:span text:style-name="T1">new</text:span><text:span text:style-name="T1">插入到</text:span><text:span text:style-name="T1">M</text:span><text:span text:style-name="T1">矩阵</text:span><text:span text:style-name="T1">new-&gt;j</text:span><text:span text:style-name="T1">列链表头</text:span></text:p><text:p><text:span text:style-name="T1"><text:s text:c="6"/>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6" draw:name="形状15" draw:style-name="gr20" svg:width="0.16cm" svg:height="1.412cm" svg:x="8.527cm" svg:y="-1.57cm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oft-page-break/></text:p>
      <text:p text:style-name="P1"><draw:custom-shape text:anchor-type="paragraph" draw:z-index="41" draw:name="形状24" draw:style-name="gr32" svg:width="0.071cm" svg:height="4.428cm" svg:x="0.078cm" svg:y="0.122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34" draw:name="形状19" draw:style-name="gr25" svg:width="0.142cm" svg:height="1.553cm" svg:x="8.597cm" svg:y="0.22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35" draw:name="形状20" draw:style-name="gr26" svg:width="6.651cm" svg:height="0.265cm" svg:x="9.038cm" svg:y="0.039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><draw:custom-shape text:anchor-type="paragraph" draw:z-index="36" draw:name="形状9" draw:style-name="gr27" draw:text-style-name="P3" svg:width="4.437cm" svg:height="0.706cm" svg:x="6.595cm" svg:y="0.284cm"><text:p><text:span text:style-name="T1"><text:s text:c="2"/></text:span></text:p><text:p><text:span text:style-name="T1"><text:s text:c="3"/></text:span><text:span text:style-name="T1">给</text:span><text:span text:style-name="T1">i</text:span><text:span text:style-name="T1">遍历行之上</text:span></text:p><text:p><text:span text:style-name="T1"><text:s text:c="4"/></text:span><text:span text:style-name="T1">new-&gt;j</text:span><text:span text:style-name="T1">列链表最后一个非</text:span><text:span text:style-name="T1">0</text:span><text:span text:style-name="T1">元素赋值</text:span></text:p><text:p><text:span text:style-name="T1"><text:s text:c="6"/>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7" draw:name="形状21" draw:style-name="gr28" svg:width="0.089cm" svg:height="1.412cm" svg:x="8.632cm" svg:y="1.16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8" draw:name="形状9" draw:style-name="gr29" draw:text-style-name="P3" svg:width="3.326cm" svg:height="0.512cm" svg:x="7.195cm" svg:y="2.683cm"><text:p><text:span text:style-name="T1"><text:s text:c="2"/></text:span></text:p><text:p><text:span text:style-name="T1"><text:s/></text:span><text:span text:style-name="T1">获取</text:span><text:span text:style-name="T1">Nnd</text:span><text:span text:style-name="T1">下一个非</text:span><text:span text:style-name="T1">0</text:span><text:span text:style-name="T1">元素</text:span></text:p><text:p><text:span text:style-name="T1"><text:s text:c="6"/>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9" draw:name="形状22" draw:style-name="gr30" svg:width="6.704cm" svg:height="0.177cm" svg:x="0.042cm" svg:y="2.895cm"><text:p/><draw:enhanced-geometry svg:viewBox="0 0 21600 21600" draw:mirror-vertical="tru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7:34:00.747149897</meta:creation-date>
    <dc:date>2018-11-08T11:07:33.588019377</dc:date>
    <meta:editing-duration>PT1H54M41S</meta:editing-duration>
    <meta:editing-cycles>23</meta:editing-cycles>
    <meta:generator>LibreOffice/5.1.6.2$Linux_X86_64 LibreOffice_project/10m0$Build-2</meta:generator>
    <meta:document-statistic meta:table-count="0" meta:image-count="0" meta:object-count="0" meta:page-count="2" meta:paragraph-count="0" meta:word-count="0" meta:character-count="0" meta:non-whitespace-character-count="0"/>
  </office:meta>
</office:document-meta>
</file>